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ef45" officeooo:paragraph-rsid="0009ef45"/>
    </style:style>
    <style:style style:name="P2" style:family="paragraph" style:parent-style-name="Text_20_body">
      <style:text-properties officeooo:paragraph-rsid="0009ef45"/>
    </style:style>
    <style:style style:name="P3" style:family="paragraph" style:parent-style-name="Text_20_body">
      <style:text-properties officeooo:rsid="000b0db8" officeooo:paragraph-rsid="000b0db8"/>
    </style:style>
    <style:style style:name="P4" style:family="paragraph" style:parent-style-name="Text_20_body">
      <style:text-properties officeooo:paragraph-rsid="000b0db8"/>
    </style:style>
    <style:style style:name="P5" style:family="paragraph" style:parent-style-name="Text_20_body">
      <style:text-properties officeooo:rsid="000cb16c" officeooo:paragraph-rsid="000cb16c"/>
    </style:style>
    <style:style style:name="P6" style:family="paragraph" style:parent-style-name="Text_20_body">
      <style:text-properties officeooo:rsid="000cb16c" officeooo:paragraph-rsid="000cbb25"/>
    </style:style>
    <style:style style:name="P7" style:family="paragraph" style:parent-style-name="Text_20_body" style:list-style-name="L2">
      <style:text-properties officeooo:paragraph-rsid="000b0db8"/>
    </style:style>
    <style:style style:name="P8" style:family="paragraph" style:parent-style-name="Text_20_body">
      <style:text-properties officeooo:paragraph-rsid="000d342b"/>
    </style:style>
    <style:style style:name="P9" style:family="paragraph" style:parent-style-name="Text_20_body">
      <style:text-properties officeooo:paragraph-rsid="000edc91"/>
    </style:style>
    <style:style style:name="P10" style:family="paragraph" style:parent-style-name="Text_20_body">
      <style:text-properties fo:font-weight="normal" officeooo:paragraph-rsid="00116b7b" style:font-weight-asian="normal" style:font-weight-complex="normal"/>
    </style:style>
    <style:style style:name="P11" style:family="paragraph" style:parent-style-name="Text_20_body">
      <style:text-properties officeooo:paragraph-rsid="00116b7b"/>
    </style:style>
    <style:style style:name="P12" style:family="paragraph" style:parent-style-name="Heading_20_1">
      <style:text-properties officeooo:rsid="0009ef45" officeooo:paragraph-rsid="0009ef45"/>
    </style:style>
    <style:style style:name="P13" style:family="paragraph" style:parent-style-name="Heading_20_2">
      <style:text-properties officeooo:rsid="000b0db8" officeooo:paragraph-rsid="000b0db8"/>
    </style:style>
    <style:style style:name="P14" style:family="paragraph" style:parent-style-name="Heading_20_2">
      <style:text-properties officeooo:rsid="000b0db8" officeooo:paragraph-rsid="000edc91"/>
    </style:style>
    <style:style style:name="P15" style:family="paragraph" style:parent-style-name="Heading_20_2">
      <style:text-properties fo:font-weight="bold" officeooo:rsid="000b0db8" officeooo:paragraph-rsid="00105778" style:font-weight-asian="bold" style:font-weight-complex="bold"/>
    </style:style>
    <style:style style:name="P16" style:family="paragraph" style:parent-style-name="Heading_20_2">
      <style:text-properties fo:font-weight="bold" officeooo:rsid="000b0db8" officeooo:paragraph-rsid="00116b7b" style:font-weight-asian="bold" style:font-weight-complex="bold"/>
    </style:style>
    <style:style style:name="P17" style:family="paragraph" style:parent-style-name="Title">
      <style:paragraph-properties fo:break-before="page"/>
      <style:text-properties officeooo:rsid="0009ef45" officeooo:paragraph-rsid="0009ef45"/>
    </style:style>
    <style:style style:name="P18" style:family="paragraph" style:parent-style-name="Heading_20_3">
      <style:text-properties officeooo:rsid="000b0db8" officeooo:paragraph-rsid="000b0db8"/>
    </style:style>
    <style:style style:name="P19" style:family="paragraph" style:parent-style-name="Heading_20_3">
      <style:text-properties officeooo:rsid="000b0db8" officeooo:paragraph-rsid="000cbb25"/>
    </style:style>
    <style:style style:name="T1" style:family="text">
      <style:text-properties officeooo:rsid="000cb16c"/>
    </style:style>
    <style:style style:name="T2" style:family="text">
      <style:text-properties officeooo:rsid="000cbb2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6b7b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7">Práctica 1 – Familiarización con el análisis léxico y sintáctico</text:p>
      <text:p text:style-name="P1"/>
      <text:h text:style-name="P12" text:outline-level="1">Introducción</text:h>
      <text:h text:style-name="P12" text:outline-level="1">Análisis Léxico</text:h>
      <text:p text:style-name="P3">En esta sección se aborda el análisis léxico… TO DO:</text:p>
      <text:h text:style-name="P13" text:outline-level="2">Ejercicio A</text:h>
      <text:p text:style-name="P11">Aceptar e ignorar comentarios, que deben ser tratados –e ignorados– por completo en el análisis léxico.</text:p>
      <text:p text:style-name="P11">Los comentarios comenzarán con los caracteres ‘ &lt;!-- ’ y se extienden hasta la aparición de ‘--&gt; ’, pudiéndose extender a varias líneas separadas.</text:p>
      <text:h text:style-name="P18" text:outline-level="3">Tokens</text:h>
      <text:p text:style-name="P5">&lt;!--</text:p>
      <text:p text:style-name="P5">--&gt;</text:p>
      <text:h text:style-name="P13" text:outline-level="2">Ejercicio B</text:h>
      <text:p text:style-name="P4">Incorporar números reales (con notación científica habitual) y números hexadecimales (comienzan por la secuencia “ 0x ” o “ 0X ”).</text:p>
      <text:h text:style-name="P19" text:outline-level="3">Tokens</text:h>
      <text:p text:style-name="P6">&lt;!--</text:p>
      <text:p text:style-name="P6">--&gt;</text:p>
      <text:h text:style-name="P13" text:outline-level="2">Ejercicio C</text:h>
      <text:p text:style-name="P4">El fichero de entrada podrá incorporar información con datos identificativos del autor, cumpliendo las siguientes especificaciones léxicas:</text:p>
      <text:list xml:id="list1809318552" text:style-name="L2">
        <text:list-item>
          <text:p text:style-name="P7">Nombre y apellidos (comenzando con mayúsculas)</text:p>
        </text:list-item>
        <text:list-item>
          <text:p text:style-name="P7">Una dirección de email</text:p>
        </text:list-item>
        <text:list-item>
          <text:p text:style-name="P7">Un DNI de España</text:p>
        </text:list-item>
        <text:list-item>
          <text:p text:style-name="P7">Una matrícula de turismo español</text:p>
        </text:list-item>
        <text:list-item>
          <text:p text:style-name="P7">Una fecha, en formato dd/mm/aaaa</text:p>
        </text:list-item>
      </text:list>
      <text:p text:style-name="P8"><text:soft-page-break/>Cuando el analizador identifique estos campos se limitará a indicarlos por pantalla:</text:p>
      <text:p text:style-name="P8">Nombre y apellidos: XX XX XX</text:p>
      <text:p text:style-name="P4">e-mail: XX</text:p>
      <text:p text:style-name="P4">DNI: XX</text:p>
      <text:p text:style-name="P4">...</text:p>
      <text:p text:style-name="P4">Si el texto de entrada no puede reconocerse deberá salir el aviso correspondiente</text:p>
      <text:h text:style-name="P19" text:outline-level="3">Tokens</text:h>
      <text:p text:style-name="P6">&lt;!--</text:p>
      <text:p text:style-name="P6">--&gt;</text:p>
      <text:p text:style-name="P2"/>
      <text:h text:style-name="P12" text:outline-level="1">Análisis Sintáctico</text:h>
      <text:h text:style-name="P14" text:outline-level="2">Ejercicio A</text:h>
      <text:p text:style-name="P9">Incorporar nuevos símbolos de la gramática y las acciones para incorporar en la gramática funciones científicas y calcular el resultado: <text:span text:style-name="T3">exp(), log ()</text:span></text:p>
      <text:h text:style-name="P15" text:outline-level="2">Ejercicio <text:span text:style-name="T4">B</text:span></text:h>
      <text:p text:style-name="P10">Eliminar las reglas de precedencia y ver el efecto en el analizador sintáctico.</text:p>
      <text:p text:style-name="P10">Modificar la gramática para evitar la necesidad de utilizar reglas de precedencia de la solución, incorporando los símbolos no terminales necesarios.</text:p>
      <text:p text:style-name="P10">Además introducir el operador de cambio de signo sin necesidad de utilizar precedencia e incorporar el signo “+” también como modificador de signo.</text:p>
      <text:h text:style-name="P16" text:outline-level="2">Ejercicio <text:span text:style-name="T4">C</text:span></text:h>
      <text:p text:style-name="P10">Incorporación de variables en memoria, de manera que los operadores participantes en las operaciones podrán ser los números literales y variables de memoria denominadas como “MEMX”, siendo X un número del 0 al 9.</text:p>
      <text:p text:style-name="P10">Por tanto, existirán dos tipos de sentencias: expresiones matemáticas y asignaciones.</text:p>
      <text:p text:style-name="P10">Las asignaciones comienzan por el nombre de variable, “MEMX”, seguido del signo igual ‘=’ y terminado con una expresión matemática normal.</text:p>
      <text:p text:style-name="P10">El valor por defecto de estas variables es cero, por lo que puede ser usadas en una expresión sin haber aparecido con anterioridad en la parte izquierda de una asignación.</text:p>
      <text:h text:style-name="P12" text:outline-level="1"><text:soft-page-break/>Conclusión</text:h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01T02:19:21.843655001</dc:date>
    <meta:editing-duration>PT31M10S</meta:editing-duration>
    <meta:editing-cycles>8</meta:editing-cycles>
    <meta:document-statistic meta:table-count="0" meta:image-count="0" meta:object-count="0" meta:page-count="4" meta:paragraph-count="44" meta:word-count="373" meta:character-count="2296" meta:non-whitespace-character-count="1979"/>
  </office:meta>
</office:document-meta>
</file>